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1.2114in" svg:y="0.3776in">
            <draw:object draw:notify-on-update-of-ranges="Sheet1.B1:Sheet1.B1 Sheet1.B2:Sheet1.B36 Sheet1.C1:Sheet1.C1 Sheet1.C2:Sheet1.C36 Sheet1.D1:Sheet1.D1 Sheet1.D2:Sheet1.D36 Sheet1.E1:Sheet1.E1 Sheet1.E2:Sheet1.E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Pair Id</text:p>
          </table:table-cell>
          <table:table-cell table:style-name="ce1" office:value-type="string">
            <text:p>IC&lt;randoop&gt;</text:p>
          </table:table-cell>
          <table:table-cell table:style-name="ce1" office:value-type="string">
            <text:p>EIC&lt;randoop&gt;</text:p>
          </table:table-cell>
          <table:table-cell table:style-name="ce1" office:value-type="string">
            <text:p>IC&lt;evosuite&gt;</text:p>
          </table:table-cell>
          <table:table-cell table:style-name="ce1" office:value-type="string">
            <text:p>EIC&lt;evosuite&gt;</text:p>
          </table:table-cell>
          <table:table-cell table:style-name="ce1" office:value-type="string">
            <text:p>Expected ?</text:p>
          </table:table-cell>
        </table:table-row>
        <table:table-row table:style-name="ro1">
          <table:table-cell office:value-type="string">
            <text:p>branch1.0</text:p>
          </table:table-cell>
          <table:table-cell office:value-type="float" office:value="32812">
            <text:p>32812</text:p>
          </table:table-cell>
          <table:table-cell office:value-type="float" office:value="32625">
            <text:p>32625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2.0</text:p>
          </table:table-cell>
          <table:table-cell office:value-type="float" office:value="5636">
            <text:p>5636</text:p>
          </table:table-cell>
          <table:table-cell office:value-type="float" office:value="14894">
            <text:p>148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3.0</text:p>
          </table:table-cell>
          <table:table-cell office:value-type="float" office:value="4051">
            <text:p>4051</text:p>
          </table:table-cell>
          <table:table-cell office:value-type="float" office:value="4032">
            <text:p>403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4.0</text:p>
          </table:table-cell>
          <table:table-cell office:value-type="float" office:value="6224">
            <text:p>6224</text:p>
          </table:table-cell>
          <table:table-cell office:value-type="float" office:value="6232">
            <text:p>623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5.0</text:p>
          </table:table-cell>
          <table:table-cell office:value-type="float" office:value="5872">
            <text:p>5872</text:p>
          </table:table-cell>
          <table:table-cell office:value-type="float" office:value="5878">
            <text:p>5878</text:p>
          </table:table-cell>
          <table:table-cell office:value-type="float" office:value="1.33333333333333">
            <text:p>1.33</text:p>
          </table:table-cell>
          <table:table-cell office:value-type="float" office:value="1.66666666666667">
            <text:p>1.67</text:p>
          </table:table-cell>
          <table:table-cell/>
        </table:table-row>
        <table:table-row table:style-name="ro1">
          <table:table-cell office:value-type="string">
            <text:p>branch6.0</text:p>
          </table:table-cell>
          <table:table-cell office:value-type="float" office:value="5317">
            <text:p>5317</text:p>
          </table:table-cell>
          <table:table-cell office:value-type="float" office:value="5343">
            <text:p>53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7.0</text:p>
          </table:table-cell>
          <table:table-cell office:value-type="float" office:value="3630">
            <text:p>3630</text:p>
          </table:table-cell>
          <table:table-cell office:value-type="float" office:value="14538">
            <text:p>145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>
            <text:p>branch8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office:value-type="string">
            <text:p>branch9.0</text:p>
          </table:table-cell>
          <table:table-cell office:value-type="float" office:value="3276">
            <text:p>3276</text:p>
          </table:table-cell>
          <table:table-cell office:value-type="float" office:value="3330">
            <text:p>3330</text:p>
          </table:table-cell>
          <table:table-cell table:number-columns-repeated="2" office:value-type="float" office:value="2">
            <text:p>2</text:p>
          </table:table-cell>
          <table:table-cell table:style-name="ce3"/>
        </table:table-row>
        <table:table-row table:style-name="ro1">
          <table:table-cell table:style-name="ce1" office:value-type="string">
            <text:p>branch10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table:style-name="ce1" office:value-type="string">
            <text:p>branch11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office:value-type="string">
            <text:p>branch12.0</text:p>
          </table:table-cell>
          <table:table-cell office:value-type="float" office:value="12005">
            <text:p>1200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branch13.0</text:p>
          </table:table-cell>
          <table:table-cell office:value-type="float" office:value="17536">
            <text:p>17536</text:p>
          </table:table-cell>
          <table:table-cell office:value-type="float" office:value="15526">
            <text:p>1552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ranch14.0</text:p>
          </table:table-cell>
          <table:table-cell office:value-type="float" office:value="20360">
            <text:p>20360</text:p>
          </table:table-cell>
          <table:table-cell office:value-type="float" office:value="13699">
            <text:p>13699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ranch15.0</text:p>
          </table:table-cell>
          <table:table-cell office:value-type="float" office:value="23787">
            <text:p>23787</text:p>
          </table:table-cell>
          <table:table-cell office:value-type="float" office:value="24488">
            <text:p>24488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/>
        </table:table-row>
        <table:table-row table:style-name="ro1">
          <table:table-cell office:value-type="string">
            <text:p>branch16.0</text:p>
          </table:table-cell>
          <table:table-cell office:value-type="float" office:value="6834">
            <text:p>6834</text:p>
          </table:table-cell>
          <table:table-cell office:value-type="float" office:value="7449">
            <text:p>744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branch17.0</text:p>
          </table:table-cell>
          <table:table-cell office:value-type="float" office:value="3955">
            <text:p>3955</text:p>
          </table:table-cell>
          <table:table-cell office:value-type="float" office:value="1500">
            <text:p>1500</text:p>
          </table:table-cell>
          <table:table-cell office:value-type="float" office:value="10.5">
            <text:p>10.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ranch18.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19.0</text:p>
          </table:table-cell>
          <table:table-cell office:value-type="float" office:value="9024">
            <text:p>9024</text:p>
          </table:table-cell>
          <table:table-cell office:value-type="float" office:value="2458">
            <text:p>2458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ranch20.0</text:p>
          </table:table-cell>
          <table:table-cell office:value-type="float" office:value="5665">
            <text:p>5665</text:p>
          </table:table-cell>
          <table:table-cell office:value-type="float" office:value="5284">
            <text:p>528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branch21.0</text:p>
          </table:table-cell>
          <table:table-cell office:value-type="float" office:value="20742">
            <text:p>20742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  <table:table-cell/>
        </table:table-row>
        <table:table-row table:style-name="ro1">
          <table:table-cell office:value-type="string">
            <text:p>branch22.0</text:p>
          </table:table-cell>
          <table:table-cell office:value-type="float" office:value="10">
            <text:p>10</text:p>
          </table:table-cell>
          <table:table-cell office:value-type="float" office:value="5430">
            <text:p>543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ranch23.0</text:p>
          </table:table-cell>
          <table:table-cell office:value-type="float" office:value="5447">
            <text:p>5447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/>
        </table:table-row>
        <table:table-row table:style-name="ro1">
          <table:table-cell office:value-type="string">
            <text:p>branch24.0</text:p>
          </table:table-cell>
          <table:table-cell office:value-type="float" office:value="3">
            <text:p>3</text:p>
          </table:table-cell>
          <table:table-cell office:value-type="float" office:value="5358">
            <text:p>53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ranch25.0</text:p>
          </table:table-cell>
          <table:table-cell office:value-type="float" office:value="10954">
            <text:p>10954</text:p>
          </table:table-cell>
          <table:table-cell office:value-type="float" office:value="16303">
            <text:p>1630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26.0</text:p>
          </table:table-cell>
          <table:table-cell office:value-type="float" office:value="4738">
            <text:p>4738</text:p>
          </table:table-cell>
          <table:table-cell office:value-type="float" office:value="4720">
            <text:p>47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branch27.0</text:p>
          </table:table-cell>
          <table:table-cell office:value-type="float" office:value="71161">
            <text:p>71161</text:p>
          </table:table-cell>
          <table:table-cell office:value-type="float" office:value="3898">
            <text:p>389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ranch28.0</text:p>
          </table:table-cell>
          <table:table-cell office:value-type="float" office:value="18423">
            <text:p>18423</text:p>
          </table:table-cell>
          <table:table-cell office:value-type="float" office:value="71365">
            <text:p>7136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branch29.0</text:p>
          </table:table-cell>
          <table:table-cell office:value-type="float" office:value="10">
            <text:p>10</text:p>
          </table:table-cell>
          <table:table-cell office:value-type="float" office:value="5336">
            <text:p>5336</text:p>
          </table:table-cell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/>
        </table:table-row>
        <table:table-row table:style-name="ro1">
          <table:table-cell office:value-type="string">
            <text:p>branch30.0</text:p>
          </table:table-cell>
          <table:table-cell office:value-type="float" office:value="4854">
            <text:p>4854</text:p>
          </table:table-cell>
          <table:table-cell office:value-type="float" office:value="6166">
            <text:p>616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ranch31.0</text:p>
          </table:table-cell>
          <table:table-cell office:value-type="float" office:value="69012">
            <text:p>69012</text:p>
          </table:table-cell>
          <table:table-cell office:value-type="float" office:value="3875">
            <text:p>387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ranch32.0</text:p>
          </table:table-cell>
          <table:table-cell office:value-type="float" office:value="4786">
            <text:p>4786</text:p>
          </table:table-cell>
          <table:table-cell office:value-type="float" office:value="10044">
            <text:p>1004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ranch33.0</text:p>
          </table:table-cell>
          <table:table-cell office:value-type="float" office:value="28">
            <text:p>28</text:p>
          </table:table-cell>
          <table:table-cell office:value-type="float" office:value="4953">
            <text:p>495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branch34.0</text:p>
          </table:table-cell>
          <table:table-cell office:value-type="float" office:value="3460">
            <text:p>3460</text:p>
          </table:table-cell>
          <table:table-cell office:value-type="float" office:value="3532">
            <text:p>35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35.0</text:p>
          </table:table-cell>
          <table:table-cell office:value-type="float" office:value="75507">
            <text:p>75507</text:p>
          </table:table-cell>
          <table:table-cell office:value-type="float" office:value="6122">
            <text:p>61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Default" table:number-columns-repeated="5"/>
          <table:table-cell/>
        </table:table-row>
        <table:table-row table:style-name="ro3">
          <table:table-cell table:style-name="ce3" office:value-type="string">
            <text:p>Average</text:p>
          </table:table-cell>
          <table:table-cell table:style-name="ce5" table:formula="of:=AVERAGE([.B2:.B36])" office:value-type="float" office:value="13003.5714285714">
            <text:p>13003.57</text:p>
          </table:table-cell>
          <table:table-cell table:style-name="ce5" table:formula="of:=AVERAGE([.C2:.C36])" office:value-type="float" office:value="8883.17142857143">
            <text:p>8883.17</text:p>
          </table:table-cell>
          <table:table-cell table:style-name="ce5" table:formula="of:=AVERAGE([.D2:.D36])" office:value-type="float" office:value="7.42380952380952">
            <text:p>7.42</text:p>
          </table:table-cell>
          <table:table-cell table:style-name="ce5" table:formula="of:=AVERAGE([.E2:.E36])" office:value-type="float" office:value="6.16190476190476">
            <text:p>6.16</text:p>
          </table:table-cell>
          <table:table-cell/>
        </table:table-row>
        <table:table-row table:style-name="ro3">
          <table:table-cell table:style-name="Default" table:number-columns-repeated="5"/>
          <table:table-cell/>
        </table:table-row>
        <table:table-row table:style-name="ro3">
          <table:table-cell table:style-name="ce3" office:value-type="string">
            <text:p>1 teste é criado a cada</text:p>
          </table:table-cell>
          <table:table-cell table:style-name="ce5" table:formula="of:=300/[.B38]" office:value-type="float" office:value="0.0230705850041197">
            <text:p>0.02</text:p>
          </table:table-cell>
          <table:table-cell table:style-name="ce5" table:formula="of:=300/[.C38]" office:value-type="float" office:value="0.0337717224543358">
            <text:p>0.03</text:p>
          </table:table-cell>
          <table:table-cell table:style-name="ce5" table:formula="of:=300/[.D38]" office:value-type="float" office:value="40.410519563823">
            <text:p>40.41</text:p>
          </table:table-cell>
          <table:table-cell table:style-name="ce5" table:formula="of:=300/[.E38]" office:value-type="float" office:value="48.6862442040185">
            <text:p>48.69</text:p>
          </table:table-cell>
          <table:table-cell table:style-name="ce3" office:value-type="string">
            <text:p>segun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10-21T18:19:57</dc:date>
    <dc:creator>Jefferson </dc:creator>
    <meta:editing-duration>PT22M33S</meta:editing-duration>
    <meta:editing-cycles>7</meta:editing-cycles>
    <meta:document-statistic meta:table-count="1" meta:cell-count="19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Amount of Generated Tests</text:p>
        </chart:title>
        <chart:subtitle svg:x="6.012cm" svg:y="1.275cm" chart:style-name="ch3">
          <text:p>Timeout: 300 seconds</text:p>
        </chart:subtitle>
        <chart:legend chart:legend-position="top" svg:x="2.623cm" svg:y="2.143cm" style:legend-expansion="wide" chart:style-name="ch4"/>
        <chart:plot-area chart:style-name="ch5" table:cell-range-address="Sheet1.B1:Sheet1.E36" chart:data-source-has-labels="row" svg:x="1.331cm" svg:y="3.101cm" svg:width="14.029cm" svg:height="4.738cm">
          <chartooo:coordinate-region svg:x="2.508cm" svg:y="3.3cm" svg:width="12.847cm" svg:height="3.494cm"/>
          <chart:axis chart:dimension="x" chart:name="primary-x" chart:style-name="ch6">
            <chart:title svg:x="7.825cm" svg:y="8.019cm" chart:style-name="ch7">
              <text:p>Pair Id</text:p>
            </chart:title>
          </chart:axis>
          <chart:axis chart:dimension="y" chart:name="primary-y" chart:style-name="ch8">
            <chart:title svg:x="0.451cm" svg:y="6.519cm" chart:style-name="ch9">
              <text:p>Test Aamount</text:p>
            </chart:title>
            <chart:grid chart:style-name="ch10" chart:class="major"/>
          </chart:axis>
          <chart:series chart:style-name="ch11" chart:values-cell-range-address="Sheet1.B2:Sheet1.B36" chart:label-cell-address="Sheet1.B1:Sheet1.B1" chart:class="chart:bar">
            <chart:data-point chart:repeated="35"/>
          </chart:series>
          <chart:series chart:style-name="ch12" chart:values-cell-range-address="Sheet1.C2:Sheet1.C36" chart:label-cell-address="Sheet1.C1:Sheet1.C1" chart:class="chart:bar">
            <chart:data-point chart:repeated="35"/>
          </chart:series>
          <chart:series chart:style-name="ch13" chart:values-cell-range-address="Sheet1.D2:Sheet1.D36" chart:label-cell-address="Sheet1.D1:Sheet1.D1" chart:class="chart:bar">
            <chart:data-point chart:repeated="35"/>
          </chart:series>
          <chart:series chart:style-name="ch14" chart:values-cell-range-address="Sheet1.E2:Sheet1.E36" chart:label-cell-address="Sheet1.E1:Sheet1.E1" chart:class="chart:ba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&lt;randoop&gt;</text:p>
                <draw:g>
                  <svg:desc>Sheet1.B1:Sheet1.B1</svg:desc>
                </draw:g>
              </table:table-cell>
              <table:table-cell office:value-type="string">
                <text:p>EIC&lt;randoop&gt;</text:p>
                <draw:g>
                  <svg:desc>Sheet1.C1:Sheet1.C1</svg:desc>
                </draw:g>
              </table:table-cell>
              <table:table-cell office:value-type="string">
                <text:p>IC&lt;evosuite&gt;</text:p>
                <draw:g>
                  <svg:desc>Sheet1.D1:Sheet1.D1</svg:desc>
                </draw:g>
              </table:table-cell>
              <table:table-cell office:value-type="string">
                <text:p>EIC&lt;evosuite&gt;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812">
                <text:p>32812</text:p>
                <draw:g>
                  <svg:desc>Sheet1.B2:Sheet1.B36</svg:desc>
                </draw:g>
              </table:table-cell>
              <table:table-cell office:value-type="float" office:value="32625">
                <text:p>32625</text:p>
                <draw:g>
                  <svg:desc>Sheet1.C2:Sheet1.C36</svg:desc>
                </draw:g>
              </table:table-cell>
              <table:table-cell office:value-type="float" office:value="5">
                <text:p>5</text:p>
                <draw:g>
                  <svg:desc>Sheet1.D2:Sheet1.D36</svg:desc>
                </draw:g>
              </table:table-cell>
              <table:table-cell office:value-type="float" office:value="5">
                <text:p>5</text:p>
                <draw:g>
                  <svg:desc>Sheet1.E2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36">
                <text:p>5636</text:p>
              </table:table-cell>
              <table:table-cell office:value-type="float" office:value="14894">
                <text:p>148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1">
                <text:p>4051</text:p>
              </table:table-cell>
              <table:table-cell office:value-type="float" office:value="4032">
                <text:p>40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4">
                <text:p>6224</text:p>
              </table:table-cell>
              <table:table-cell office:value-type="float" office:value="6232">
                <text:p>62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72">
                <text:p>5872</text:p>
              </table:table-cell>
              <table:table-cell office:value-type="float" office:value="5878">
                <text:p>587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17">
                <text:p>5317</text:p>
              </table:table-cell>
              <table:table-cell office:value-type="float" office:value="5343">
                <text:p>53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30">
                <text:p>3630</text:p>
              </table:table-cell>
              <table:table-cell office:value-type="float" office:value="14538">
                <text:p>1453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">
                <text:p>3276</text:p>
              </table:table-cell>
              <table:table-cell office:value-type="float" office:value="3330">
                <text:p>33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5">
                <text:p>1200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36">
                <text:p>17536</text:p>
              </table:table-cell>
              <table:table-cell office:value-type="float" office:value="15526">
                <text:p>1552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60">
                <text:p>20360</text:p>
              </table:table-cell>
              <table:table-cell office:value-type="float" office:value="13699">
                <text:p>1369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787">
                <text:p>23787</text:p>
              </table:table-cell>
              <table:table-cell office:value-type="float" office:value="24488">
                <text:p>24488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34">
                <text:p>6834</text:p>
              </table:table-cell>
              <table:table-cell office:value-type="float" office:value="7449">
                <text:p>74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55">
                <text:p>3955</text:p>
              </table:table-cell>
              <table:table-cell office:value-type="float" office:value="1500">
                <text:p>1500</text:p>
              </table:table-cell>
              <table:table-cell office:value-type="float" office:value="10.5">
                <text:p>1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4">
                <text:p>9024</text:p>
              </table:table-cell>
              <table:table-cell office:value-type="float" office:value="2458">
                <text:p>2458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65">
                <text:p>5665</text:p>
              </table:table-cell>
              <table:table-cell office:value-type="float" office:value="5284">
                <text:p>528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42">
                <text:p>20742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5430">
                <text:p>54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47">
                <text:p>5447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358">
                <text:p>535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54">
                <text:p>10954</text:p>
              </table:table-cell>
              <table:table-cell office:value-type="float" office:value="16303">
                <text:p>1630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38">
                <text:p>4738</text:p>
              </table:table-cell>
              <table:table-cell office:value-type="float" office:value="4720">
                <text:p>472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161">
                <text:p>71161</text:p>
              </table:table-cell>
              <table:table-cell office:value-type="float" office:value="3898">
                <text:p>38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423">
                <text:p>18423</text:p>
              </table:table-cell>
              <table:table-cell office:value-type="float" office:value="71365">
                <text:p>71365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336">
                <text:p>5336</text:p>
              </table:table-cell>
              <table:table-cell office:value-type="float" office:value="19">
                <text:p>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54">
                <text:p>4854</text:p>
              </table:table-cell>
              <table:table-cell office:value-type="float" office:value="6166">
                <text:p>616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012">
                <text:p>69012</text:p>
              </table:table-cell>
              <table:table-cell office:value-type="float" office:value="3875">
                <text:p>387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86">
                <text:p>4786</text:p>
              </table:table-cell>
              <table:table-cell office:value-type="float" office:value="10044">
                <text:p>1004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4953">
                <text:p>4953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0">
                <text:p>3460</text:p>
              </table:table-cell>
              <table:table-cell office:value-type="float" office:value="3532">
                <text:p>35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507">
                <text:p>75507</text:p>
              </table:table-cell>
              <table:table-cell office:value-type="float" office:value="6122">
                <text:p>612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